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DKIFOP+Wingdings-Regular" svg:font-family="DKIFOP+Wingdings-Regular"/>
    <style:font-face style:name="DKIGOM+SymbolMT" svg:font-family="DKIGOM+SymbolMT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000000" style:font-name="DejaVu Sans" fo:font-size="12pt" fo:font-weight="bold" officeooo:rsid="000e1dbf" officeooo:paragraph-rsid="0005c946" style:font-name-asian="ArialMT" style:font-size-asian="12pt" style:font-weight-asian="bold" style:font-name-complex="ArialMT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ans" fo:font-size="12pt" fo:font-weight="bold" officeooo:rsid="000e1dbf" officeooo:paragraph-rsid="0005c946" style:font-name-asian="ArialMT" style:font-size-asian="12pt" style:font-weight-asian="bold" style:font-name-complex="ArialMT" style:font-size-complex="12pt" style:font-weight-complex="bold"/>
    </style:style>
    <style:style style:name="P3" style:family="paragraph" style:parent-style-name="Standard" style:list-style-name="">
      <style:paragraph-properties fo:text-align="justify" style:justify-single-word="false" style:text-autospace="none"/>
      <style:text-properties style:font-name="DejaVu Sans" fo:font-size="12pt" style:font-size-asian="12pt" style:font-size-complex="12pt"/>
    </style:style>
    <style:style style:name="P4" style:family="paragraph" style:parent-style-name="Standard" style:list-style-name="">
      <style:paragraph-properties fo:text-align="justify" style:justify-single-word="false" style:text-autospace="none"/>
      <style:text-properties style:font-name="DejaVu Sans" fo:font-size="12pt" style:font-name-asian="ArialMT" style:font-size-asian="12pt" style:font-name-complex="ArialMT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6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fo:font-weight="bold" officeooo:rsid="000e1dbf" officeooo:paragraph-rsid="0005c946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0e1dbf" officeooo:paragraph-rsid="0005c946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fo:font-weight="bold" officeooo:rsid="000e1dbf" officeooo:paragraph-rsid="0005c946" style:font-name-asian="Arial-BoldMT" style:font-size-asian="12pt" style:font-weight-asian="bold" style:font-name-complex="Arial-BoldMT" style:font-size-complex="12pt" style:font-weight-complex="bold"/>
    </style:style>
    <style:style style:name="P9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fo:font-weight="bold" officeooo:rsid="000e1dbf" officeooo:paragraph-rsid="0006dc3a" style:font-name-asian="Arial-BoldMT" style:font-size-asian="12pt" style:font-weight-asian="bold" style:font-name-complex="Arial-BoldMT" style:font-size-complex="12pt" style:font-weight-complex="bold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1" style:family="paragraph" style:parent-style-name="Standard" style:list-style-name="">
      <style:paragraph-properties style:text-autospace="non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2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fo:font-weight="normal" officeooo:rsid="000e1dbf" officeooo:paragraph-rsid="0006dc3a" style:font-name-asian="Arial-BoldMT" style:font-size-asian="12pt" style:font-weight-asian="normal" style:font-name-complex="Arial-BoldMT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0e1dbf" officeooo:paragraph-rsid="0005c946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fo:font-weight="bold" officeooo:rsid="000e1dbf" officeooo:paragraph-rsid="0006dc3a" style:font-name-asian="Arial-BoldMT" style:font-size-asian="12pt" style:font-weight-asian="bold" style:font-name-complex="Arial-BoldMT" style:font-size-complex="12pt" style:font-weight-complex="bold"/>
    </style:style>
    <style:style style:name="P15" style:family="paragraph" style:parent-style-name="Standard">
      <style:text-properties style:font-name="DejaVu Sans" fo:font-weight="normal" officeooo:rsid="0016c352" officeooo:paragraph-rsid="0005c946" style:font-weight-asian="normal" style:font-weight-complex="normal"/>
    </style:style>
    <style:style style:name="P16" style:family="paragraph" style:parent-style-name="Standard" style:list-style-name="L1">
      <style:text-properties officeooo:paragraph-rsid="0005c946"/>
    </style:style>
    <style:style style:name="P17" style:family="paragraph" style:parent-style-name="Standard" style:list-style-name="L2">
      <style:paragraph-properties fo:text-align="justify" style:justify-single-word="false" style:text-autospace="none"/>
      <style:text-properties officeooo:paragraph-rsid="0007ffdc"/>
    </style:style>
    <style:style style:name="P18" style:family="paragraph" style:parent-style-name="Standard" style:list-style-name="L4">
      <style:paragraph-properties fo:text-align="justify" style:justify-single-word="false" style:text-autospace="none"/>
      <style:text-properties officeooo:paragraph-rsid="0009716a"/>
    </style:style>
    <style:style style:name="P19" style:family="paragraph" style:parent-style-name="Standard" style:list-style-name="L4">
      <style:paragraph-properties fo:text-align="justify" style:justify-single-word="false" style:text-autospace="none"/>
      <style:text-properties officeooo:paragraph-rsid="0006dc3a"/>
    </style:style>
    <style:style style:name="P20" style:family="paragraph" style:parent-style-name="Standard" style:list-style-name="L3">
      <style:paragraph-properties fo:text-align="justify" style:justify-single-word="false" style:text-autospace="none"/>
      <style:text-properties fo:font-weight="normal" officeooo:paragraph-rsid="0007ffdc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 style:text-autospace="none"/>
      <style:text-properties officeooo:paragraph-rsid="0009716a"/>
    </style:style>
    <style:style style:name="P22" style:family="paragraph" style:parent-style-name="Standard" style:list-style-name="L6">
      <style:paragraph-properties fo:text-align="start" style:justify-single-word="false" style:text-autospace="none"/>
      <style:text-properties officeooo:paragraph-rsid="0009716a"/>
    </style:style>
    <style:style style:name="P23" style:family="paragraph" style:parent-style-name="Standard" style:list-style-name="L6">
      <style:paragraph-properties style:text-autospace="none"/>
      <style:text-properties officeooo:paragraph-rsid="0009716a"/>
    </style:style>
    <style:style style:name="P24" style:family="paragraph" style:parent-style-name="Standard" style:master-page-name="">
      <style:paragraph-properties fo:margin-left="0cm" fo:margin-right="0cm" fo:text-indent="0cm" style:auto-text-indent="false" style:page-number="auto" style:shadow="none"/>
      <style:text-properties style:font-name="DejaVu Sans" fo:font-weight="bold" officeooo:paragraph-rsid="0001c924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style:shadow="none"/>
      <style:text-properties style:font-name="DejaVu Sans" fo:font-weight="bold" officeooo:paragraph-rsid="0001c924" style:font-weight-asian="bold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use-window-font-color="true" style:font-name="DejaVu Sans" fo:font-size="12pt" fo:font-weight="normal" officeooo:paragraph-rsid="00055f2d" style:font-name-asian="Arial-BoldMT" style:font-size-asian="12pt" style:font-weight-asian="normal" style:font-name-complex="Arial-BoldMT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hadow="none"/>
      <style:text-properties style:use-window-font-color="true" style:font-name="DejaVu Sans" fo:font-size="12pt" fo:font-weight="normal" officeooo:paragraph-rsid="00055f2d" style:font-size-asian="12pt" style:font-weight-asian="normal" style:font-size-complex="12pt" style:font-weight-complex="normal"/>
    </style:style>
    <style:style style:name="T1" style:family="text">
      <style:text-properties officeooo:rsid="0001c9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c924" style:font-weight-asian="normal" style:font-weight-complex="normal"/>
    </style:style>
    <style:style style:name="T4" style:family="text">
      <style:text-properties fo:font-weight="normal" officeooo:rsid="000ad6d7" style:font-weight-asian="normal" style:font-weight-complex="normal"/>
    </style:style>
    <style:style style:name="T5" style:family="text">
      <style:text-properties fo:font-weight="normal" officeooo:rsid="000d00fd" style:font-weight-asian="normal" style:font-weight-complex="normal"/>
    </style:style>
    <style:style style:name="T6" style:family="text">
      <style:text-properties fo:font-weight="normal" officeooo:rsid="000cbec8" style:font-weight-asian="normal" style:font-weight-complex="normal"/>
    </style:style>
    <style:style style:name="T7" style:family="text">
      <style:text-properties fo:font-weight="normal" officeooo:rsid="0006dc3a" style:font-weight-asian="normal" style:font-weight-complex="normal"/>
    </style:style>
    <style:style style:name="T8" style:family="text">
      <style:text-properties fo:font-weight="normal" officeooo:rsid="0007ffdc" style:font-weight-asian="normal" style:font-weight-complex="normal"/>
    </style:style>
    <style:style style:name="T9" style:family="text">
      <style:text-properties fo:font-weight="normal" officeooo:rsid="0009716a" style:font-weight-asian="normal" style:font-weight-complex="normal"/>
    </style:style>
    <style:style style:name="T10" style:family="text">
      <style:text-properties fo:font-weight="normal" officeooo:rsid="000e1dbf" style:font-weight-asian="normal" style:font-weight-complex="normal"/>
    </style:style>
    <style:style style:name="T11" style:family="text">
      <style:text-properties fo:font-weight="normal" officeooo:rsid="0005c946" style:font-weight-asian="normal" style:font-weight-complex="normal"/>
    </style:style>
    <style:style style:name="T12" style:family="text">
      <style:text-properties fo:font-weight="normal" officeooo:rsid="000d16a4" style:font-weight-asian="normal" style:font-weight-complex="normal"/>
    </style:style>
    <style:style style:name="T13" style:family="text">
      <style:text-properties fo:font-weight="normal" officeooo:rsid="000cbec8" style:font-name-asian="Arial-BoldItalicMT" style:font-weight-asian="normal" style:font-name-complex="Arial-BoldItalicMT" style:font-weight-complex="normal"/>
    </style:style>
    <style:style style:name="T14" style:family="text">
      <style:text-properties fo:font-weight="normal" officeooo:rsid="0016e3c8" style:font-weight-complex="normal"/>
    </style:style>
    <style:style style:name="T15" style:family="text">
      <style:text-properties fo:font-weight="normal" officeooo:rsid="000cbec8" style:font-weight-complex="normal"/>
    </style:style>
    <style:style style:name="T16" style:family="text">
      <style:text-properties fo:font-weight="normal" officeooo:rsid="0005c946" style:font-weight-complex="normal"/>
    </style:style>
    <style:style style:name="T17" style:family="text">
      <style:text-properties fo:font-weight="normal" officeooo:rsid="000d00fd" style:font-name-asian="Arial-BoldMT" style:font-weight-asian="normal" style:font-weight-complex="normal"/>
    </style:style>
    <style:style style:name="T18" style:family="text">
      <style:text-properties fo:font-weight="normal" officeooo:rsid="000d00fd" style:font-name-asian="DKIFOP+Wingdings-Regular" style:font-weight-asian="normal" style:font-name-complex="DKIFOP+Wingdings-Regular" style:font-weight-complex="normal"/>
    </style:style>
    <style:style style:name="T19" style:family="text">
      <style:text-properties fo:font-weight="normal" officeooo:rsid="000cbec8" style:font-name-asian="DKIGOM+SymbolMT" style:font-weight-asian="normal" style:font-name-complex="DKIGOM+SymbolMT" style:font-weight-complex="normal"/>
    </style:style>
    <style:style style:name="T20" style:family="text">
      <style:text-properties fo:color="#ff0000"/>
    </style:style>
    <style:style style:name="T21" style:family="text">
      <style:text-properties fo:color="#ff0000" fo:font-weight="normal" officeooo:rsid="000cbec8" style:font-weight-asian="normal" style:font-weight-complex="normal"/>
    </style:style>
    <style:style style:name="T22" style:family="text">
      <style:text-properties fo:color="#ff0000" fo:font-size="22pt" fo:font-weight="normal" officeooo:rsid="000cbec8" style:font-size-asian="22pt" style:font-weight-asian="normal" style:font-size-complex="22pt" style:font-weight-complex="normal"/>
    </style:style>
    <style:style style:name="T23" style:family="text">
      <style:text-properties fo:color="#ff0000" fo:font-size="20pt" style:font-size-asian="20pt" style:font-size-complex="20pt"/>
    </style:style>
    <style:style style:name="T24" style:family="text">
      <style:text-properties fo:color="#ff0000" fo:font-size="20pt" fo:font-weight="normal" officeooo:rsid="000cbec8" style:font-size-asian="20pt" style:font-weight-asian="normal" style:font-size-complex="20pt" style:font-weight-complex="normal"/>
    </style:style>
    <style:style style:name="T25" style:family="text">
      <style:text-properties style:font-name="DejaVu Sans"/>
    </style:style>
    <style:style style:name="T26" style:family="text">
      <style:text-properties style:font-name="DejaVu Sans" style:font-size-complex="12pt"/>
    </style:style>
    <style:style style:name="T27" style:family="text">
      <style:text-properties style:font-name="DejaVu Sans" fo:font-weight="bold"/>
    </style:style>
    <style:style style:name="T28" style:family="text">
      <style:text-properties fo:font-weight="bold"/>
    </style:style>
    <style:style style:name="T29" style:family="text">
      <style:text-properties fo:font-weight="bold" officeooo:rsid="0007ffdc" style:font-weight-asian="bold" style:font-weight-complex="bold"/>
    </style:style>
    <style:style style:name="T30" style:family="text">
      <style:text-properties fo:font-weight="bold" officeooo:rsid="000cbec8" style:font-weight-asian="bold" style:font-weight-complex="bold"/>
    </style:style>
    <style:style style:name="T31" style:family="text">
      <style:text-properties fo:font-weight="bold" officeooo:rsid="000e1dbf" style:font-weight-asian="bold" style:font-weight-complex="bold"/>
    </style:style>
    <style:style style:name="T32" style:family="text">
      <style:text-properties fo:font-weight="bold" style:font-weight-asian="bold" style:font-size-complex="12pt" style:font-weight-complex="bold"/>
    </style:style>
    <style:style style:name="T33" style:family="text">
      <style:text-properties fo:font-weight="bold" style:font-name-asian="ArialMT" style:font-weight-asian="bold" style:font-name-complex="ArialMT" style:font-weight-complex="bold"/>
    </style:style>
    <style:style style:name="T34" style:family="text">
      <style:text-properties fo:font-weight="bold" officeooo:rsid="00027f96" style:font-name-asian="ArialMT" style:font-weight-asian="bold" style:font-name-complex="ArialMT" style:font-weight-complex="bold"/>
    </style:style>
    <style:style style:name="T35" style:family="text">
      <style:text-properties fo:font-weight="bold" officeooo:rsid="0001c924" style:font-name-asian="Arial-BoldItalicMT" style:font-weight-asian="bold" style:font-name-complex="Arial-BoldItalicMT" style:font-weight-complex="bold"/>
    </style:style>
    <style:style style:name="T36" style:family="text">
      <style:text-properties fo:font-weight="bold" officeooo:rsid="000cbec8" style:font-name-asian="DKIGOM+SymbolMT" style:font-weight-asian="bold" style:font-name-complex="DKIGOM+SymbolMT" style:font-weight-complex="bold"/>
    </style:style>
    <style:style style:name="T37" style:family="text">
      <style:text-properties style:font-weight-asian="bold"/>
    </style:style>
    <style:style style:name="T38" style:family="text">
      <style:text-properties style:font-weight-complex="bold"/>
    </style:style>
    <style:style style:name="T39" style:family="text">
      <style:text-properties style:font-name-asian="Arial-BoldMT"/>
    </style:style>
    <style:style style:name="T40" style:family="text">
      <style:text-properties officeooo:rsid="0003acc7" style:font-name-asian="Arial-BoldMT"/>
    </style:style>
    <style:style style:name="T41" style:family="text">
      <style:text-properties officeooo:rsid="0003acc7" style:font-name-asian="Arial-BoldMT" style:font-name-complex="Arial-ItalicMT"/>
    </style:style>
    <style:style style:name="T42" style:family="text">
      <style:text-properties officeooo:rsid="00055f2d" style:font-name-asian="Arial-BoldMT"/>
    </style:style>
    <style:style style:name="T43" style:family="text">
      <style:text-properties style:font-name-asian="Arial-BoldMT" style:font-name-complex="ArialMT"/>
    </style:style>
    <style:style style:name="T44" style:family="text">
      <style:text-properties officeooo:rsid="000ad6d7" style:font-name-asian="Arial-BoldMT" style:font-name-complex="Arial-BoldMT"/>
    </style:style>
    <style:style style:name="T45" style:family="text">
      <style:text-properties officeooo:rsid="0001c924" style:font-name-asian="Arial-BoldMT" style:font-name-complex="Arial-BoldMT"/>
    </style:style>
    <style:style style:name="T46" style:family="text">
      <style:text-properties officeooo:rsid="00027f96" style:font-name-asian="Arial-BoldMT" style:font-name-complex="Arial-BoldMT"/>
    </style:style>
    <style:style style:name="T47" style:family="text">
      <style:text-properties officeooo:rsid="0003acc7" style:font-name-asian="Arial-BoldMT" style:font-name-complex="Arial-BoldMT"/>
    </style:style>
    <style:style style:name="T48" style:family="text">
      <style:text-properties style:font-name-complex="Arial-BoldMT"/>
    </style:style>
    <style:style style:name="T49" style:family="text">
      <style:text-properties officeooo:rsid="00055f2d" style:font-name-complex="Arial-BoldMT"/>
    </style:style>
    <style:style style:name="T50" style:family="text">
      <style:text-properties style:font-name-asian="ArialMT"/>
    </style:style>
    <style:style style:name="T51" style:family="text">
      <style:text-properties style:font-name-asian="ArialMT" style:font-name-complex="ArialMT"/>
    </style:style>
    <style:style style:name="T52" style:family="text">
      <style:text-properties officeooo:rsid="00027f96" style:font-name-asian="ArialMT" style:font-name-complex="ArialMT"/>
    </style:style>
    <style:style style:name="T53" style:family="text">
      <style:text-properties officeooo:rsid="0003acc7" style:font-name-asian="ArialMT" style:font-name-complex="ArialMT"/>
    </style:style>
    <style:style style:name="T54" style:family="text">
      <style:text-properties officeooo:rsid="00055f2d" style:font-name-asian="ArialMT" style:font-name-complex="ArialMT"/>
    </style:style>
    <style:style style:name="T55" style:family="text">
      <style:text-properties officeooo:rsid="0005c946" style:font-name-asian="ArialMT" style:font-name-complex="ArialMT"/>
    </style:style>
    <style:style style:name="T56" style:family="text">
      <style:text-properties style:font-name-asian="Arial-ItalicMT" style:font-name-complex="Arial-ItalicMT"/>
    </style:style>
    <style:style style:name="T57" style:family="text">
      <style:text-properties officeooo:rsid="00027f96" style:font-name-asian="Arial-ItalicMT" style:font-name-complex="Arial-ItalicMT"/>
    </style:style>
    <style:style style:name="T58" style:family="text">
      <style:text-properties officeooo:rsid="0003acc7" style:font-name-asian="Arial-ItalicMT" style:font-name-complex="Arial-ItalicMT"/>
    </style:style>
    <style:style style:name="T59" style:family="text">
      <style:text-properties officeooo:rsid="0003acc7" style:font-name-asian="Arial-ItalicMT" style:font-name-complex="Arial-BoldMT"/>
    </style:style>
    <style:style style:name="T60" style:family="text">
      <style:text-properties officeooo:rsid="00027f96" style:font-name-asian="Arial-ItalicMT" style:font-name-complex="Arial-BoldMT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T63" style:family="text">
      <style:text-properties style:use-window-font-color="true" style:font-name="DejaVu Sans" fo:font-size="12pt" officeooo:rsid="0009716a" style:font-name-asian="Arial-BoldMT" style:font-size-asian="12pt" style:font-name-complex="Arial-BoldMT" style:font-size-complex="12pt"/>
    </style:style>
    <style:style style:name="T64" style:family="text">
      <style:text-properties style:use-window-font-color="true" style:font-name="DejaVu Sans" fo:font-size="12pt" fo:font-weight="normal" officeooo:rsid="000e1dbf" style:font-name-asian="Arial-BoldMT" style:font-size-asian="12pt" style:font-weight-asian="normal" style:font-name-complex="Arial-BoldMT" style:font-size-complex="12pt" style:font-weight-complex="normal"/>
    </style:style>
    <style:style style:name="T65" style:family="text">
      <style:text-properties style:use-window-font-color="true" style:font-name="DejaVu Sans" fo:font-size="12pt" fo:font-weight="normal" officeooo:rsid="000cbec8" style:font-name-asian="Arial-BoldMT" style:font-size-asian="12pt" style:font-weight-asian="normal" style:font-name-complex="Arial-BoldMT" style:font-size-complex="12pt" style:font-weight-complex="normal"/>
    </style:style>
    <style:style style:name="T66" style:family="text">
      <style:text-properties style:use-window-font-color="true" style:font-name="DejaVu Sans" fo:font-size="12pt" fo:font-weight="normal" officeooo:rsid="0005c946" style:font-name-asian="Arial-BoldMT" style:font-size-asian="12pt" style:font-weight-asian="normal" style:font-name-complex="Arial-BoldMT" style:font-size-complex="12pt" style:font-weight-complex="normal"/>
    </style:style>
    <style:style style:name="T67" style:family="text">
      <style:text-properties style:use-window-font-color="true" style:font-name="DejaVu Sans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68" style:family="text">
      <style:text-properties style:use-window-font-color="true" style:font-name="DejaVu Sans" fo:font-size="12pt" fo:font-weight="normal" officeooo:rsid="0009716a" style:font-name-asian="Arial-BoldMT" style:font-size-asian="12pt" style:font-weight-asian="normal" style:font-name-complex="Arial-BoldMT" style:font-size-complex="12pt" style:font-weight-complex="normal"/>
    </style:style>
    <style:style style:name="T69" style:family="text">
      <style:text-properties style:use-window-font-color="true" style:font-name="DejaVu Sans" fo:font-size="12pt" fo:font-weight="normal" style:font-name-asian="Arial-BoldMT" style:font-size-asian="12pt" style:font-weight-asian="normal" style:font-name-complex="ArialMT" style:font-size-complex="12pt" style:font-weight-complex="normal"/>
    </style:style>
    <style:style style:name="T70" style:family="text">
      <style:text-properties style:use-window-font-color="true" style:font-name="DejaVu Sans" fo:font-size="12pt" fo:font-weight="normal" officeooo:rsid="000ff5ca" style:font-name-asian="Arial-BoldMT" style:font-size-asian="12pt" style:font-weight-asian="bold" style:font-name-complex="Arial-BoldMT" style:font-size-complex="12pt" style:font-weight-complex="normal"/>
    </style:style>
    <style:style style:name="T71" style:family="text">
      <style:text-properties style:use-window-font-color="true" fo:font-weight="normal" style:font-weight-asian="normal" style:font-weight-complex="normal"/>
    </style:style>
    <style:style style:name="T72" style:family="text">
      <style:text-properties style:use-window-font-color="true" style:font-name="DejaVu Sans" fo:font-weight="bold" officeooo:rsid="000cbec8" style:font-weight-asian="bold" style:font-weight-complex="bold"/>
    </style:style>
    <style:style style:name="T73" style:family="text">
      <style:text-properties style:use-window-font-color="true" style:font-name="DejaVu Sans" fo:font-weight="bold" officeooo:rsid="0016e3c8" style:font-weight-asian="bold" style:font-weight-complex="bold"/>
    </style:style>
    <style:style style:name="T74" style:family="text">
      <style:text-properties style:use-window-font-color="true" style:font-name="DejaVu Sans" fo:font-weight="bold" officeooo:rsid="0005c946" style:font-weight-asian="bold" style:font-weight-complex="bold"/>
    </style:style>
    <style:style style:name="T75" style:family="text">
      <style:text-properties style:use-window-font-color="true" officeooo:rsid="0016e3c8"/>
    </style:style>
    <style:style style:name="T76" style:family="text">
      <style:text-properties style:use-window-font-color="true" fo:font-weight="bold" style:font-weight-asian="bold" style:font-weight-complex="bold"/>
    </style:style>
    <style:style style:name="T77" style:family="text">
      <style:text-properties style:use-window-font-color="true" style:font-name="Symbol" fo:font-size="12pt" fo:font-weight="normal" officeooo:rsid="000ff5ca" style:font-name-asian="Arial-BoldMT" style:font-size-asian="12pt" style:font-weight-asian="bold" style:font-name-complex="Arial-BoldMT" style:font-size-complex="12pt" style:font-weight-complex="normal"/>
    </style:style>
    <style:style style:name="T78" style:family="text">
      <style:text-properties style:use-window-font-color="true" style:font-name="Symbol" fo:font-size="12pt" fo:font-weight="normal" officeooo:rsid="000d16a4" style:font-name-asian="Arial-BoldMT" style:font-size-asian="12pt" style:font-weight-asian="normal" style:font-name-complex="Arial-BoldMT" style:font-size-complex="12pt" style:font-weight-complex="normal"/>
    </style:style>
    <style:style style:name="T79" style:family="text">
      <style:text-properties style:use-window-font-color="true" style:font-name="Symbol" fo:font-size="12pt" officeooo:rsid="0009716a" style:font-name-asian="Arial-BoldMT" style:font-size-asian="12pt" style:font-name-complex="Arial-BoldMT" style:font-size-complex="12pt"/>
    </style:style>
    <style:style style:name="T80" style:family="text">
      <style:text-properties officeooo:rsid="000cbec8" style:font-name-asian="Arial-BoldItalicMT" style:font-name-complex="Arial-BoldItalicMT"/>
    </style:style>
    <style:style style:name="T81" style:family="text">
      <style:text-properties officeooo:rsid="00027f96"/>
    </style:style>
    <style:style style:name="T82" style:family="text">
      <style:text-properties style:font-name-complex="ArialMT"/>
    </style:style>
    <style:style style:name="T83" style:family="text">
      <style:text-properties fo:font-size="12pt"/>
    </style:style>
    <style:style style:name="T84" style:family="text">
      <style:text-properties fo:font-size="12pt" fo:font-weight="bold" style:font-weight-asian="bold" style:font-weight-complex="bold"/>
    </style:style>
    <style:style style:name="T85" style:family="text">
      <style:text-properties style:font-size-asian="12pt"/>
    </style:style>
    <style:style style:name="T86" style:family="text">
      <style:text-properties style:font-size-complex="12pt"/>
    </style:style>
    <style:style style:name="T87" style:family="text">
      <style:text-properties officeooo:rsid="0005c946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normal" officeooo:rsid="000d00fd" style:font-name-asian="Arial-BoldMT" style:font-weight-asian="normal" style:font-weight-complex="normal"/>
    </style:style>
    <style:style style:name="T90" style:family="text">
      <style:text-properties officeooo:rsid="000ad6d7"/>
    </style:style>
    <style:style style:name="T91" style:family="text">
      <style:text-properties style:font-name="DejaVu Sans" fo:font-weight="normal" officeooo:rsid="0016c352" style:font-weight-asian="normal" style:font-weight-complex="normal"/>
    </style:style>
    <style:style style:name="T92" style:family="text">
      <style:text-properties style:font-name="DejaVu Sans" fo:font-weight="normal" officeooo:rsid="000cbec8" style:font-weight-asian="normal" style:font-weight-complex="normal"/>
    </style:style>
    <style:style style:name="T93" style:family="text">
      <style:text-properties style:font-name="DejaVu Sans" fo:font-weight="normal" officeooo:rsid="000d16a4" style:font-weight-asian="normal" style:font-weight-complex="normal"/>
    </style:style>
    <style:style style:name="T94" style:family="text">
      <style:text-properties style:font-name="DejaVu Sans" fo:font-weight="normal" officeooo:rsid="0016e3c8" style:font-weight-asian="normal" style:font-weight-complex="normal"/>
    </style:style>
    <style:style style:name="T95" style:family="text">
      <style:text-properties style:font-name="DejaVu Sans" fo:font-weight="normal" officeooo:rsid="0005c946" style:font-weight-asian="normal" style:font-weight-complex="normal"/>
    </style:style>
    <style:style style:name="T96" style:family="text">
      <style:text-properties style:font-name="DejaVu Sans" fo:font-weight="normal" officeooo:rsid="0016e3c8" style:font-weight-asian="bold" style:font-weight-complex="normal"/>
    </style:style>
    <style:style style:name="T97" style:family="text">
      <style:text-properties style:font-name="Symbol" fo:font-weight="normal" officeooo:rsid="0016e3c8" style:font-weight-asian="normal" style:font-weight-complex="normal"/>
    </style:style>
    <style:style style:name="T98" style:family="text">
      <style:text-properties style:font-name="Symbol" fo:font-weight="normal" officeooo:rsid="000d16a4" style:font-weight-asian="normal" style:font-weight-complex="normal"/>
    </style:style>
    <style:style style:name="T99" style:family="text">
      <style:text-properties style:font-name="Symbol" fo:font-weight="normal" officeooo:rsid="000ff5ca" style:font-weight-complex="normal"/>
    </style:style>
    <style:style style:name="T100" style:family="text">
      <style:text-properties style:font-name="Symbol" fo:font-weight="normal" officeooo:rsid="000ff5ca" style:font-weight-asian="bold" style:font-weight-complex="normal"/>
    </style:style>
    <style:style style:name="T101" style:family="text">
      <style:text-properties style:font-name="Symbol" officeooo:rsid="000d16a4"/>
    </style:style>
    <style:style style:name="T102" style:family="text">
      <style:text-properties style:font-name="Symbol" fo:font-weight="bold" officeooo:rsid="000d16a4" style:font-weight-asian="bold" style:font-weight-complex="bold"/>
    </style:style>
    <style:style style:name="T103" style:family="text">
      <style:text-properties fo:color="#c1c1c1"/>
    </style:style>
    <style:style style:name="T104" style:family="text">
      <style:text-properties fo:color="#c1c1c1" fo:font-size="22pt" style:font-size-asian="22pt" style:font-size-complex="22pt"/>
    </style:style>
    <style:style style:name="T105" style:family="text">
      <style:text-properties fo:color="#c1c1c1" fo:font-size="22pt" fo:font-weight="normal" officeooo:rsid="000d00fd" style:font-size-asian="22pt" style:font-weight-asian="normal" style:font-size-complex="22pt" style:font-weight-complex="normal"/>
    </style:style>
    <style:style style:name="T106" style:family="text">
      <style:text-properties fo:color="#c1c1c1" fo:font-size="22pt" fo:font-weight="normal" officeooo:rsid="000cbec8" style:font-size-asian="22pt" style:font-weight-asian="normal" style:font-size-complex="22pt" style:font-weight-complex="normal"/>
    </style:style>
    <style:style style:name="T107" style:family="text">
      <style:text-properties fo:color="#c1c1c1" style:font-name="DKIFOP+Wingdings-Regular" fo:font-size="22pt" style:font-name-asian="DKIFOP+Wingdings-Regular" style:font-size-asian="22pt" style:font-name-complex="DKIFOP+Wingdings-Regular" style:font-size-complex="22pt"/>
    </style:style>
    <style:style style:name="T108" style:family="text">
      <style:text-properties fo:color="#c1c1c1" style:font-name="DKIFOP+Wingdings-Regular" fo:font-size="22pt" fo:font-weight="normal" officeooo:rsid="000d00fd" style:font-name-asian="DKIFOP+Wingdings-Regular" style:font-size-asian="22pt" style:font-weight-asian="normal" style:font-name-complex="DKIFOP+Wingdings-Regular" style:font-size-complex="22pt" style:font-weight-complex="normal"/>
    </style:style>
    <style:style style:name="T109" style:family="text">
      <style:text-properties fo:color="#c1c1c1" fo:font-size="20pt" style:font-size-asian="20pt" style:font-size-complex="20pt"/>
    </style:style>
    <style:style style:name="T110" style:family="text">
      <style:text-properties fo:color="#c1c1c1" fo:font-size="20pt" fo:font-weight="normal" officeooo:rsid="000cbec8" style:font-size-asian="20pt" style:font-weight-asian="normal" style:font-size-complex="20pt" style:font-weight-complex="normal"/>
    </style:style>
    <style:style style:name="T111" style:family="text">
      <style:text-properties fo:color="#c1c1c1" fo:font-weight="normal" officeooo:rsid="000cbec8" style:font-weight-asian="normal" style:font-weight-complex="normal"/>
    </style:style>
    <style:style style:name="T112" style:family="text">
      <style:text-properties fo:color="#3333cd" fo:font-size="22pt" style:font-size-asian="22pt" style:font-size-complex="22pt"/>
    </style:style>
    <style:style style:name="T113" style:family="text">
      <style:text-properties fo:color="#3333cd" fo:font-size="22pt" fo:font-weight="normal" officeooo:rsid="000d00fd" style:font-size-asian="22pt" style:font-weight-asian="normal" style:font-size-complex="22pt" style:font-weight-complex="normal"/>
    </style:style>
    <style:style style:name="T114" style:family="text">
      <style:text-properties officeooo:rsid="000e1dbf"/>
    </style:style>
    <style:style style:name="T115" style:family="text">
      <style:text-properties fo:font-size="22pt" fo:font-weight="normal" officeooo:rsid="000d00fd" style:font-size-asian="22pt" style:font-weight-asian="normal" style:font-size-complex="22pt" style:font-weight-complex="normal"/>
    </style:style>
    <style:style style:name="T116" style:family="text">
      <style:text-properties fo:font-size="22pt" fo:font-weight="normal" officeooo:rsid="000cbec8" style:font-size-asian="22pt" style:font-weight-asian="normal" style:font-size-complex="22pt" style:font-weight-complex="normal"/>
    </style:style>
    <style:style style:name="T117" style:family="text">
      <style:text-properties fo:font-size="22pt" fo:font-weight="normal" officeooo:rsid="000d00fd" style:font-name-asian="DKIFOP+Wingdings-Regular" style:font-size-asian="22pt" style:font-weight-asian="normal" style:font-name-complex="DKIFOP+Wingdings-Regular" style:font-size-complex="22pt" style:font-weight-complex="normal"/>
    </style:style>
    <style:style style:name="T118" style:family="text">
      <style:text-properties fo:font-size="22pt" fo:font-weight="normal" officeooo:rsid="000cbec8" style:font-name-asian="DKIGOM+SymbolMT" style:font-size-asian="22pt" style:font-weight-asian="normal" style:font-name-complex="DKIGOM+SymbolMT" style:font-size-complex="22pt" style:font-weight-complex="normal"/>
    </style:style>
    <style:style style:name="T119" style:family="text">
      <style:text-properties fo:font-size="22pt" style:font-size-asian="22pt" style:font-size-complex="22pt"/>
    </style:style>
    <style:style style:name="T120" style:family="text">
      <style:text-properties fo:font-size="22pt" style:font-name-asian="DKIFOP+Wingdings-Regular" style:font-size-asian="22pt" style:font-name-complex="DKIFOP+Wingdings-Regular" style:font-size-complex="22pt"/>
    </style:style>
    <style:style style:name="T121" style:family="text">
      <style:text-properties style:font-name="DKIFOP+Wingdings-Regular" fo:font-size="22pt" fo:font-weight="normal" officeooo:rsid="000d00fd" style:font-name-asian="DKIFOP+Wingdings-Regular" style:font-size-asian="22pt" style:font-weight-asian="normal" style:font-name-complex="DKIFOP+Wingdings-Regular" style:font-size-complex="22pt" style:font-weight-complex="normal"/>
    </style:style>
    <style:style style:name="T122" style:family="text">
      <style:text-properties style:font-name="DKIFOP+Wingdings-Regular" fo:font-size="22pt" style:font-name-asian="DKIFOP+Wingdings-Regular" style:font-size-asian="22pt" style:font-name-complex="DKIFOP+Wingdings-Regular" style:font-size-complex="22pt"/>
    </style:style>
    <style:style style:name="T123" style:family="text">
      <style:text-properties style:font-name-asian="DKIFOP+Wingdings-Regular" style:font-name-complex="DKIFOP+Wingdings-Regular"/>
    </style:style>
    <style:style style:name="T124" style:family="text">
      <style:text-properties officeooo:rsid="000d00fd" style:font-name-asian="DKIFOP+Wingdings-Regular" style:font-name-complex="DKIFOP+Wingdings-Regular"/>
    </style:style>
    <style:style style:name="T125" style:family="text">
      <style:text-properties officeooo:rsid="0005c946" style:font-name-asian="DKIFOP+Wingdings-Regular" style:font-name-complex="DKIFOP+Wingdings-Regular"/>
    </style:style>
    <style:style style:name="T126" style:family="text">
      <style:text-properties officeooo:rsid="000d00fd"/>
    </style:style>
    <style:style style:name="T127" style:family="text">
      <style:text-properties style:font-name="DKIGOM+SymbolMT" fo:font-size="22pt" fo:font-weight="normal" officeooo:rsid="000cbec8" style:font-name-asian="DKIGOM+SymbolMT" style:font-size-asian="22pt" style:font-weight-asian="normal" style:font-name-complex="DKIGOM+SymbolMT" style:font-size-complex="22pt" style:font-weight-complex="normal"/>
    </style:style>
    <style:style style:name="T128" style:family="text">
      <style:text-properties style:font-name="DKIGOM+SymbolMT" fo:font-size="20pt" style:font-name-asian="DKIGOM+SymbolMT" style:font-size-asian="20pt" style:font-name-complex="DKIGOM+SymbolMT" style:font-size-complex="20pt"/>
    </style:style>
    <style:style style:name="T129" style:family="text">
      <style:text-properties fo:font-size="15pt" fo:font-weight="normal" officeooo:rsid="000cbec8" style:font-size-asian="15pt" style:font-weight-asian="normal" style:font-size-complex="15pt" style:font-weight-complex="normal"/>
    </style:style>
    <style:style style:name="T130" style:family="text">
      <style:text-properties fo:font-size="15pt" fo:font-weight="normal" officeooo:rsid="000cbec8" style:font-name-asian="Arial-BoldItalicMT" style:font-size-asian="15pt" style:font-weight-asian="normal" style:font-name-complex="Arial-BoldItalicMT" style:font-size-complex="15pt" style:font-weight-complex="normal"/>
    </style:style>
    <style:style style:name="T131" style:family="text">
      <style:text-properties fo:font-size="20pt" style:font-size-asian="20pt" style:font-size-complex="20pt"/>
    </style:style>
    <style:style style:name="T132" style:family="text">
      <style:text-properties fo:font-size="20pt" style:font-name-asian="DKIGOM+SymbolMT" style:font-size-asian="20pt" style:font-name-complex="DKIGOM+SymbolMT" style:font-size-complex="20pt"/>
    </style:style>
    <style:style style:name="T133" style:family="text">
      <style:text-properties fo:font-size="13pt" style:font-size-asian="13pt" style:font-size-complex="13pt"/>
    </style:style>
    <style:style style:name="T134" style:family="text">
      <style:text-properties style:font-name-asian="DKIGOM+SymbolMT" style:font-name-complex="DKIGOM+SymbolMT"/>
    </style:style>
    <style:style style:name="T135" style:family="text">
      <style:text-properties officeooo:rsid="000cbec8" style:font-name-asian="DKIGOM+SymbolMT" style:font-name-complex="DKIGOM+SymbolMT"/>
    </style:style>
    <style:style style:name="T136" style:family="text">
      <style:text-properties officeooo:rsid="0006dc3a"/>
    </style:style>
    <style:style style:name="T137" style:family="text">
      <style:text-properties officeooo:rsid="0007ffdc"/>
    </style:style>
    <style:style style:name="T138" style:family="text">
      <style:text-properties officeooo:rsid="0009716a"/>
    </style:style>
    <style:style style:name="T139" style:family="text">
      <style:text-properties officeooo:rsid="000cbec8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ODA</text:span></text:p>
      <text:p text:style-name="P25"><text:span text:style-name="T3"/></text:p>
      <text:p text:style-name="P27"><text:span text:style-name="T45">Una Coda e’ una </text:span><text:span text:style-name="T46">sequenza di elementi di un certo tipo</text:span><text:span text:style-name="T45"> </text:span><text:span text:style-name="T46">in cui è possibile aggiungere o togliere</text:span><text:span text:style-name="T45"> elementi </text:span><text:span text:style-name="T46">d</text:span><text:span text:style-name="T45">agli estremi: e’ possibile aggiungere elementi </text:span><text:span text:style-name="T46">so ad </text:span><text:span text:style-name="T45">un estremo (“</text:span><text:span text:style-name="T35">il fondo</text:span><text:span text:style-name="T45">”) e togliere elementi </text:span><text:span text:style-name="T46">solo </text:span><text:span text:style-name="T45">dall’altro estremo (“</text:span><text:span text:style-name="T35">la testa</text:span><text:span text:style-name="T45">”). La coda è anche definita </text:span><text:span text:style-name="T33">queue</text:span><text:span text:style-name="T51">, </text:span><text:span text:style-name="T52">e può, anch'essa come la pila, essere vista come un caso particolare di lista</text:span><text:span text:style-name="T51"> in cui l’elemento rimosso dall’operazione di cancellazione è </text:span><text:span text:style-name="T53">il primo ad essere stato inserito </text:span><text:span text:style-name="T52">(</text:span><text:span text:style-name="T34">FIFO – First In First Out</text:span><text:span text:style-name="T52">) </text:span><text:span text:style-name="T53">ossia </text:span><text:span text:style-name="T52">è </text:span><text:span text:style-name="T51">“</text:span><text:span text:style-name="T56">quello che per più tempo è rimasto nell</text:span><text:span text:style-name="T57">a s</text:span><text:span text:style-name="T59">e</text:span><text:span text:style-name="T58">qu</text:span><text:span text:style-name="T47">en</text:span><text:span text:style-name="T41">za</text:span><text:span text:style-name="T51">” </text:span><text:span text:style-name="T44">e non è possibile accedere ad alcun elemento che non sia quello in testa</text:span><text:span text:style-name="T43">.</text:span></text:p>
      <text:p text:style-name="P27"><text:span text:style-name="T43"/></text:p>
      <text:p text:style-name="P26">E’ particolarmente adatta a rappresentare sequenze nelle quali l’elemento viene elaborato secondo l’ordine di arrivo <text:span text:style-name="T87">e dunque si può dire che in questo senso la politica FIFO sia equa.</text:span></text:p>
      <text:p text:style-name="P4"/>
      <text:p text:style-name="P3"><text:span text:style-name="T55">P</text:span><text:span text:style-name="T51">ossibili utilizzi </text:span><text:span text:style-name="T55">delle code si hanno per esempio nei </text:span><text:span text:style-name="T51">sistemi operativi </text:span><text:span text:style-name="T55">nel caso dei</text:span><text:span text:style-name="T51"> processi in attesa di utilizzare una risorsa </text:span><text:span text:style-name="T55">che </text:span><text:span text:style-name="T51">vengono gestiti tramite una coda </text:span><text:span text:style-name="T55">appunto </text:span><text:span text:style-name="T51">(lista d’attesa, </text:span><text:span text:style-name="T55">lista </text:span><text:span text:style-name="T51">di dispositivi in attesa di assegnazione di risorse, e</text:span><text:span text:style-name="T55">cc</text:span><text:span text:style-name="T51">.).</text:span></text:p>
      <text:p text:style-name="P3"><text:span text:style-name="T69"/></text:p>
      <text:p text:style-name="P7"><text:span text:style-name="T90">Specifica Sintattica</text:span></text:p>
      <text:p text:style-name="P2"><text:span text:style-name="T4"/></text:p>
      <text:p text:style-name="P15"><text:span text:style-name="T88">Tipi</text:span>:</text:p>
      <text:list xml:id="list1143574011" text:style-name="L1">
        <text:list-item>
          <text:p text:style-name="P16"><text:span text:style-name="T74">Coda</text:span><text:span text:style-name="T91">: insieme delle sequenze </text:span><text:bookmark-start text:name="__DdeLink__1920_1797199511"/><text:span text:style-name="T95">C</text:span><text:bookmark-start text:name="__DdeLink__1844_1797199511"/><text:span text:style-name="T93"> = </text:span><text:bookmark-start text:name="__DdeLink__1916_1797199511"/><text:span text:style-name="T93">&lt;a1, a2, …, an&gt;</text:span><text:bookmark-end text:name="__DdeLink__1920_1797199511"/><text:bookmark-end text:name="__DdeLink__1844_1797199511"/><text:bookmark-end text:name="__DdeLink__1916_1797199511"/><text:span text:style-name="T93"> </text:span><text:span text:style-name="T91">dove n </text:span><text:span text:style-name="T97">³</text:span><text:span text:style-name="T91"> </text:span><text:span text:style-name="T94">0 </text:span><text:span text:style-name="T92">gestita con accesso </text:span><text:span text:style-name="T95">F</text:span><text:span text:style-name="T92">IFO</text:span></text:p>
        </text:list-item>
        <text:list-item>
          <text:p text:style-name="P16"><text:span text:style-name="T73">Booleano</text:span><text:span text:style-name="T96">: valore di verità che assume i valori True o False</text:span></text:p>
        </text:list-item>
        <text:list-item>
          <text:p text:style-name="P1"><text:bookmark-start text:name="__DdeLink__1830_1797199511"/><text:span text:style-name="T75">TipoElemento</text:span><text:bookmark-end text:name="__DdeLink__1830_1797199511"/><text:span text:style-name="T14">: tipologia degli elementi contenuti nella </text:span><text:span text:style-name="T16">coda</text:span></text:p>
        </text:list-item>
      </text:list>
      <text:p text:style-name="P7"><text:span text:style-name="T15"/></text:p>
      <text:p text:style-name="P6"><text:span text:style-name="T89">Operatori</text:span><text:span text:style-name="T17">:</text:span></text:p>
      <text:p text:style-name="P6"><text:span text:style-name="T17"/></text:p>
      <text:p text:style-name="P8"><text:span text:style-name="T87">CreaCoda: </text:span><text:span text:style-name="T126">() </text:span><text:span text:style-name="T87">→ Coda</text:span></text:p>
      <text:p text:style-name="P10"><text:span text:style-name="T87">CodaVuota: </text:span>(<text:span text:style-name="T87">Coda</text:span>) <text:span text:style-name="T125">→ Booleano</text:span></text:p>
      <text:p text:style-name="P10"><text:span text:style-name="T87">LeggiCoda</text:span>: (<text:span text:style-name="T87">C</text:span>oda) <text:span text:style-name="T87">→ TipoElemento</text:span></text:p>
      <text:p text:style-name="P10"><text:span text:style-name="T87">FuoriCoda</text:span>: (<text:span text:style-name="T87">C</text:span>oda) <text:span text:style-name="T125">→ Coda</text:span></text:p>
      <text:p text:style-name="P11"><text:span text:style-name="T87">InCoda</text:span>: (<text:span text:style-name="T87">TipoElemento</text:span>, <text:span text:style-name="T87">C</text:span>oda) <text:span text:style-name="T87">→ </text:span>coda</text:p>
      <text:p text:style-name="P11"><text:span text:style-name="T2"/></text:p>
      <text:p text:style-name="P9"><text:span text:style-name="T80">Specifica Semantica</text:span></text:p>
      <text:p text:style-name="P9"><text:span text:style-name="T13"/></text:p>
      <text:p text:style-name="P9"><text:span text:style-name="T8">CreaCoda()</text:span><text:span text:style-name="T6"> = </text:span><text:span text:style-name="T7">C<text:tab/><text:tab/></text:span><text:span text:style-name="T8">(Crea una coda vuota)</text:span></text:p>
      <text:list xml:id="list1213552546" text:style-name="L2">
        <text:list-item>
          <text:p text:style-name="P17">p<text:span text:style-name="T65">ost: </text:span>C<text:span text:style-name="T65"> = </text:span><text:bookmark-start text:name="__DdeLink__1954_1797199511"/><text:span text:style-name="T78">L</text:span><text:bookmark-end text:name="__DdeLink__1954_1797199511"/></text:p>
        </text:list-item>
      </text:list>
      <text:p text:style-name="P9"><text:span text:style-name="T6"/></text:p>
      <text:p text:style-name="P12"><text:span text:style-name="T139">C</text:span><text:span text:style-name="T136">od</text:span><text:span text:style-name="T136">aVuota</text:span><text:span text:style-name="T139">(</text:span><text:span text:style-name="T138">C</text:span><text:span text:style-name="T139">) = b<text:tab/></text:span><text:span text:style-name="T137">(Verifica che una coda sia vuota o meno)</text:span></text:p>
      <text:list xml:id="list1993251734" text:style-name="L3">
        <text:list-item>
          <text:p text:style-name="P20">post: b = True se <text:span text:style-name="T63">C</text:span> = L; b = False altrimenti</text:p>
        </text:list-item>
      </text:list>
      <text:p text:style-name="P9"><text:span text:style-name="T7"/></text:p>
      <text:p text:style-name="P9"><text:span text:style-name="T7">LeggiCoda</text:span><text:span text:style-name="T6">(</text:span><text:span text:style-name="T9">C</text:span><text:span text:style-name="T6">) = a<text:tab/><text:tab/></text:span><text:span text:style-name="T8">(</text:span><text:span text:style-name="T9">Legge l'elemento dalla testa della coda: PEEK)</text:span></text:p>
      <text:list xml:id="list283206089" text:style-name="L4">
        <text:list-item>
          <text:p text:style-name="P18"><text:span text:style-name="T68">p</text:span><text:span text:style-name="T65">re: </text:span><text:bookmark-start text:name="__DdeLink__1938_1797199511"/><text:span text:style-name="T66">C</text:span><text:bookmark-start text:name="__DdeLink__1844_17971995111"/><text:span text:style-name="T67"> = </text:span><text:bookmark-start text:name="__DdeLink__1916_17971995111"/><text:span text:style-name="T67">&lt;a1, a2, …, an&gt;</text:span><text:bookmark-end text:name="__DdeLink__1844_17971995111"/><text:bookmark-end text:name="__DdeLink__1916_17971995111"/><text:bookmark-start text:name="__DdeLink__1950_1797199511"/><text:span text:style-name="T65"> </text:span><text:bookmark-start text:name="__DdeLink__1970_1797199511"/><text:bookmark-start text:name="__DdeLink__1860_1797199511"/><text:bookmark-start text:name="__DdeLink__1858_1797199511"/><text:span text:style-name="T77">Ù</text:span><text:bookmark-end text:name="__DdeLink__1970_1797199511"/><text:bookmark-end text:name="__DdeLink__1860_1797199511"/><text:bookmark-end text:name="__DdeLink__1858_1797199511"/><text:span text:style-name="T77"> </text:span><text:span text:style-name="T64">n≥1</text:span><text:bookmark-end text:name="__DdeLink__1938_1797199511"/><text:bookmark-end text:name="__DdeLink__1950_1797199511"/></text:p>
        </text:list-item>
        <text:list-item>
          <text:p text:style-name="P19"><text:span text:style-name="T68">p</text:span><text:span text:style-name="T65">ost: a = a1</text:span></text:p>
        </text:list-item>
      </text:list>
      <text:p text:style-name="P9"><text:span text:style-name="T6"/></text:p>
      <text:p text:style-name="P9"><text:span text:style-name="T6">F</text:span><text:span text:style-name="T7">uoriCoda</text:span><text:span text:style-name="T6">(</text:span><text:span text:style-name="T9">C</text:span><text:span text:style-name="T6">) = </text:span><text:span text:style-name="T9">C</text:span><text:span text:style-name="T6">’<text:tab/></text:span><text:span text:style-name="T9">(Estrae l'elemento dalla testa della coda: Dequeue)</text:span></text:p>
      <text:list xml:id="list753977897" text:style-name="L5">
        <text:list-item>
          <text:p text:style-name="P21"><text:span text:style-name="T63">p</text:span><text:span text:style-name="T62">re: </text:span><text:bookmark-start text:name="__DdeLink__1960_1797199511"/><text:span text:style-name="T66">C</text:span><text:bookmark-start text:name="__DdeLink__1844_179719951111"/><text:span text:style-name="T67"> = </text:span><text:bookmark-start text:name="__DdeLink__1916_179719951111"/><text:span text:style-name="T67">&lt;a1, a2, …, an&gt;</text:span><text:bookmark-end text:name="__DdeLink__1960_1797199511"/><text:bookmark-end text:name="__DdeLink__1844_179719951111"/><text:bookmark-end text:name="__DdeLink__1916_179719951111"/><text:span text:style-name="T65"> </text:span><text:bookmark-start text:name="__DdeLink__1860_17971995111"/><text:bookmark-start text:name="__DdeLink__1858_17971995111"/><text:span text:style-name="T77">Ù</text:span><text:bookmark-end text:name="__DdeLink__1860_17971995111"/><text:bookmark-end text:name="__DdeLink__1858_17971995111"/><text:span text:style-name="T70"> </text:span><text:span text:style-name="T64">n≥1</text:span></text:p>
        </text:list-item>
        <text:list-item>
          <text:p text:style-name="P21"><text:soft-page-break/><text:span text:style-name="T63">p</text:span><text:span text:style-name="T62">ost: </text:span><text:bookmark-start text:name="__DdeLink__1966_1797199511"/><text:span text:style-name="T66">C</text:span><text:span text:style-name="T68">'</text:span><text:bookmark-start text:name="__DdeLink__1844_179719951112"/><text:span text:style-name="T67"> = </text:span><text:bookmark-start text:name="__DdeLink__1916_179719951112"/><text:span text:style-name="T67">&lt;a2, …, an&gt;</text:span><text:bookmark-end text:name="__DdeLink__1966_1797199511"/><text:bookmark-end text:name="__DdeLink__1844_179719951112"/><text:bookmark-end text:name="__DdeLink__1916_179719951112"/><text:span text:style-name="T65"> </text:span><text:bookmark-start text:name="__DdeLink__1860_17971995112"/><text:bookmark-end text:name="__DdeLink__1860_17971995112"/><text:bookmark-start text:name="__DdeLink__1858_17971995112"/><text:bookmark-end text:name="__DdeLink__1858_17971995112"/><text:span text:style-name="T63">se</text:span><text:span text:style-name="T62"> n </text:span><text:bookmark-start text:name="__DdeLink__1956_1797199511"/><text:span text:style-name="T79">&gt;</text:span><text:bookmark-end text:name="__DdeLink__1956_1797199511"/><text:span text:style-name="T63"> </text:span><text:span text:style-name="T62">1; </text:span><text:span text:style-name="T63">C</text:span><text:span text:style-name="T62">’= </text:span><text:span text:style-name="T78">L</text:span><text:span text:style-name="T62"> </text:span><text:span text:style-name="T63">se</text:span><text:span text:style-name="T62"> n = 1</text:span></text:p>
        </text:list-item>
      </text:list>
      <text:p text:style-name="P5"><text:span text:style-name="T138">InCoda</text:span>(a, <text:span text:style-name="T138">C</text:span>) = <text:span text:style-name="T138">C</text:span>’</text:p>
      <text:list xml:id="list1021895909" text:style-name="L6">
        <text:list-item>
          <text:p text:style-name="P22"><text:span text:style-name="T63">p</text:span><text:span text:style-name="T62">re: </text:span><text:span text:style-name="T66">C</text:span><text:bookmark-start text:name="__DdeLink__1844_1797199511111"/><text:span text:style-name="T67"> = </text:span><text:bookmark-start text:name="__DdeLink__1916_1797199511111"/><text:span text:style-name="T67">&lt;a1, a2, …, an&gt;</text:span><text:bookmark-end text:name="__DdeLink__1844_1797199511111"/><text:bookmark-end text:name="__DdeLink__1916_1797199511111"/><text:span text:style-name="T62"> </text:span><text:span text:style-name="T77">Ù</text:span><text:span text:style-name="T62"> n ≥0</text:span></text:p>
        </text:list-item>
        <text:list-item>
          <text:p text:style-name="P23"><text:span text:style-name="T63">p</text:span><text:span text:style-name="T62">ost: </text:span><text:span text:style-name="T66">C</text:span><text:span text:style-name="T68">'</text:span><text:bookmark-start text:name="__DdeLink__1844_1797199511121"/><text:span text:style-name="T67"> = </text:span><text:bookmark-start text:name="__DdeLink__1916_1797199511121"/><text:span text:style-name="T67">&lt;</text:span><text:span text:style-name="T68">a1, </text:span><text:span text:style-name="T67">a2, …, an, </text:span><text:span text:style-name="T68">a</text:span><text:span text:style-name="T67">&gt;</text:span><text:bookmark-end text:name="__DdeLink__1844_1797199511121"/><text:bookmark-end text:name="__DdeLink__1916_1797199511121"/><text:span text:style-name="T67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DKIFOP+Wingdings-Regular" svg:font-family="DKIFOP+Wingdings-Regular"/>
    <style:font-face style:name="DKIGOM+SymbolMT" svg:font-family="DKIGOM+SymbolMT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1-23T17:57:43</meta:creation-date>
    <dc:date>2010-11-23T18:54:07</dc:date>
    <dc:creator>packyuser </dc:creator>
    <meta:editing-duration>PT00H56M24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2" meta:paragraph-count="29" meta:word-count="367" meta:character-count="1935"/>
  </office:meta>
</office:document-meta>
</file>